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draw:marker-start-width="0.3cm" draw:marker-end-width="0.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708cm" svg:height="1.27cm" svg:x="2.262cm" svg:y="18.78cm">
          <text:p text:style-name="P1">Oracle/PostgreSQL/MySQL/... ser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708cm" svg:height="1.338cm" svg:x="2.262cm" svg:y="16.834cm">
          <text:p text:style-name="P1">Oracle/PostgreSQL/MySQL/... backe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808cm" svg:height="1.338cm" svg:x="4.162cm" svg:y="14.934cm">
          <text:p text:style-name="P1">common backend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8cm" svg:height="1.276cm" svg:x="11.162cm" svg:y="13.034cm">
          <text:p text:style-name="P1">some other<text:line-break/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28cm" svg:height="1.262cm" svg:x="4.162cm" svg:y="13.048cm">
          <text:p text:style-name="P1">C++ syntax and core<text:line-break/>interfa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8cm" svg:height="1.262cm" svg:x="6.662cm" svg:y="11.148cm">
          <text:p text:style-name="P1">simple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8cm" svg:height="1.27cm" svg:x="2.262cm" svg:y="9.28cm">
          <text:p text:style-name="P1">C++ client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8cm" svg:height="1.27cm" svg:x="6.662cm" svg:y="9.28cm">
          <text:p text:style-name="P1">non-C++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516cm" svg:height="0.608cm" svg:x="8.366cm" svg:y="18.172cm">
          <text:p/>
          <draw:enhanced-geometry svg:viewBox="0 0 21600 21600" draw:text-areas="?f0 ?f8 ?f2 ?f9" draw:type="up-down-arrow" draw:modifiers="6810.05802707931 5497.5369458128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516cm" svg:height="0.562cm" svg:x="9.266cm" svg:y="16.272cm">
          <text:p/>
          <draw:enhanced-geometry svg:viewBox="0 0 21600 21600" draw:text-areas="?f0 ?f8 ?f2 ?f9" draw:type="up-down-arrow" draw:modifiers="6810.05802707931 5497.5369458128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516cm" svg:height="0.624cm" svg:x="7.066cm" svg:y="14.31cm">
          <text:p/>
          <draw:enhanced-geometry svg:viewBox="0 0 21600 21600" draw:text-areas="?f0 ?f8 ?f2 ?f9" draw:type="up-down-arrow" draw:modifiers="6810.05802707931 5497.5369458128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516cm" svg:height="0.624cm" svg:x="12.766cm" svg:y="14.31cm">
          <text:p/>
          <draw:enhanced-geometry svg:viewBox="0 0 21600 21600" draw:text-areas="?f0 ?f8 ?f2 ?f9" draw:type="up-down-arrow" draw:modifiers="6810.05802707931 5497.5369458128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516cm" svg:height="0.624cm" svg:x="8.366cm" svg:y="12.41cm">
          <text:p/>
          <draw:enhanced-geometry svg:viewBox="0 0 21600 21600" draw:text-areas="?f0 ?f8 ?f2 ?f9" draw:type="up-down-arrow" draw:modifiers="6810.05802707931 5497.5369458128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516cm" svg:height="0.584cm" svg:x="8.366cm" svg:y="10.55cm">
          <text:p/>
          <draw:enhanced-geometry svg:viewBox="0 0 21600 21600" draw:text-areas="?f0 ?f8 ?f2 ?f9" draw:type="up-down-arrow" draw:modifiers="6810.05802707931 5497.5369458128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516cm" svg:height="2.498cm" svg:x="4.666cm" svg:y="10.55cm">
          <text:p/>
          <draw:enhanced-geometry svg:viewBox="0 0 21600 21600" draw:text-areas="?f0 ?f8 ?f2 ?f9" draw:type="up-down-arrow" draw:modifiers="6601.16054158607 1478.0312124849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516cm" svg:height="6.284cm" svg:x="2.866cm" svg:y="10.55cm">
          <text:p/>
          <draw:enhanced-geometry svg:viewBox="0 0 21600 21600" draw:text-areas="?f0 ?f8 ?f2 ?f9" draw:type="up-down-arrow" draw:modifiers="6517.60154738878 546.44391408114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Rounded_20_short_20_Arrow" draw:marker-start-width="0.3cm" draw:marker-start-center="true" draw:marker-end="Rounded_20_short_20_Arrow" draw:marker-end-width="0.3cm" draw:marker-end-center="tru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6-12T15:00:16</meta:creation-date>
    <dc:date>2008-06-12T16:22:46</dc:date>
    <dc:language>en</dc:language>
    <meta:editing-cycles>13</meta:editing-cycles>
    <meta:editing-duration>PT1H7M2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